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937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</table:table-row>
        <table:table-row table:style-name="ro14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2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3100" calcext:value-type="float">
            <text:p>3100</text:p>
          </table:table-cell>
          <table:table-cell table:formula="of:=SUM([.J2];[.J38];[.J39];[.J40];[.J41];[.J42];[.K72])" office:value-type="float" office:value="126700" calcext:value-type="float">
            <text:p>1267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10" office:value-type="float" office:value="-2250" calcext:value-type="float">
            <text:p>-2250</text:p>
          </table:table-cell>
          <table:table-cell table:formula="of:=SUM([.G3];[.G38])" office:value-type="float" office:value="87900" calcext:value-type="float">
            <text:p>879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10" office:value-type="float" office:value="-2300" calcext:value-type="float">
            <text:p>-2300</text:p>
          </table:table-cell>
          <table:table-cell table:formula="of:=[.K4]-[.K5]" office:value-type="float" office:value="38800" calcext:value-type="float">
            <text:p>38800</text:p>
          </table:table-cell>
          <table:table-cell/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8600" calcext:value-type="float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45" office:value-type="float" office:value="7950" calcext:value-type="float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3200" calcext:value-type="float">
            <text:p>32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10" office:value-type="float" office:value="-3000" calcext:value-type="float">
            <text:p>-3000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10" office:value-type="float" office:value="-500" calcext:value-type="float">
            <text:p>-500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0" office:value-type="float" office:value="-14500" calcext:value-type="float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400" calcext:value-type="float">
            <text:p>400</text:p>
          </table:table-cell>
          <table:table-cell/>
          <table:table-cell office:value-type="float" office:value="7700" calcext:value-type="float">
            <text:p>7700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10" office:value-type="float" office:value="-400" calcext:value-type="float">
            <text:p>-4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000" calcext:value-type="float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10" office:value-type="float" office:value="-2350" calcext:value-type="float">
            <text:p>-2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9700" calcext:value-type="float">
            <text:p>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6850" calcext:value-type="float">
            <text:p>6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600" calcext:value-type="float">
            <text:p>5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950" calcext:value-type="float">
            <text:p>5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650" calcext:value-type="float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2650" calcext:value-type="float">
            <text:p>2650</text:p>
          </table:table-cell>
          <table:table-cell/>
          <table:table-cell office:value-type="float" office:value="3000" calcext:value-type="float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10" office:value-type="float" office:value="-2050" calcext:value-type="float">
            <text:p>-2050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10" office:value-type="float" office:value="-1300" calcext:value-type="float">
            <text:p>-1300</text:p>
          </table:table-cell>
          <table:table-cell/>
          <table:table-cell office:value-type="float" office:value="9900" calcext:value-type="float">
            <text:p>9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6300" calcext:value-type="float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10" office:value-type="float" office:value="-700" calcext:value-type="float">
            <text:p>-700</text:p>
          </table:table-cell>
          <table:table-cell/>
          <table:table-cell table:style-name="ce3" office:value-type="float" office:value="7700" calcext:value-type="float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10" office:value-type="float" office:value="-700" calcext:value-type="float">
            <text:p>-700</text:p>
          </table:table-cell>
          <table:table-cell table:number-columns-repeated="2"/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 office:value-type="float" office:value="4500" calcext:value-type="float">
            <text:p>4500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71300" calcext:value-type="float">
            <text:p>71300</text:p>
          </table:table-cell>
        </table:table-row>
        <table:table-row table:style-name="ro15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table:number-columns-repeated="4"/>
          <table:table-cell table:style-name="ce2" table:formula="of:=SUM([.B71:.F71])" office:value-type="float" office:value="9300" calcext:value-type="float">
            <text:p>9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372" calcext:value-type="float">
            <text:p>37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5000" calcext:value-type="float">
            <text:p>35000</text:p>
          </table:table-cell>
          <table:table-cell/>
        </table:table-row>
        <table:table-row table:style-name="ro3">
          <table:table-cell/>
          <table:table-cell table:style-name="ce3"/>
          <table:table-cell table:number-columns-repeated="5"/>
          <table:table-cell table:formula="of:=SUM([.B100:.F100])" office:value-type="float" office:value="372" calcext:value-type="float">
            <text:p>372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372" calcext:value-type="float">
            <text:p>37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372" calcext:value-type="float">
            <text:p>372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F100])" office:value-type="float" office:value="372" calcext:value-type="float">
            <text:p>372</text:p>
          </table:table-cell>
          <table:table-cell table:style-name="ce27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+Sergey</text:p>
          </table:table-cell>
          <table:table-cell table:number-columns-repeated="5"/>
          <table:table-cell table:formula="of:=SUM([.B100:.F100])" office:value-type="float" office:value="372" calcext:value-type="float">
            <text:p>372</text:p>
          </table:table-cell>
          <table:table-cell table:style-name="ce27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table:formula="of:=SUM([.B100:.F100])" office:value-type="float" office:value="372" calcext:value-type="float">
            <text:p>372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B100:.F100])" office:value-type="float" office:value="372" calcext:value-type="float">
            <text:p>372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4"/>
          <table:table-cell table:style-name="ce3" table:number-columns-repeated="2"/>
          <table:table-cell/>
          <table:table-cell table:formula="of:=SUM([.B100:.F100])" office:value-type="float" office:value="372" calcext:value-type="float">
            <text:p>37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4"/>
          <table:table-cell table:style-name="ce3"/>
          <table:table-cell table:number-columns-repeated="2"/>
          <table:table-cell table:formula="of:=SUM([.B100:.F100])" office:value-type="float" office:value="372" calcext:value-type="float">
            <text:p>372</text:p>
          </table:table-cell>
          <table:table-cell table:style-name="ce27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 calcext:value-type="float">
            <text:p>372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 calcext:value-type="float">
            <text:p>372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372" calcext:value-type="float">
            <text:p>37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D100])" office:value-type="float" office:value="372" calcext:value-type="float">
            <text:p>372</text:p>
          </table:table-cell>
          <table:table-cell office:value-type="string" calcext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C100];[.D100];[.F99])" office:value-type="float" office:value="372" calcext:value-type="float">
            <text:p>372</text:p>
          </table:table-cell>
          <table:table-cell office:value-type="string" calcext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D100];[.E100])" office:value-type="float" office:value="372" calcext:value-type="float">
            <text:p>372</text:p>
          </table:table-cell>
          <table:table-cell office:value-type="string" calcext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 calcext:value-type="float">
            <text:p>37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 calcext:value-type="float">
            <text:p>372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 calcext:value-type="float">
            <text:p>372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 calcext:value-type="float">
            <text:p>372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 calcext:value-type="float">
            <text:p>372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 calcext:value-type="float">
            <text:p>372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 calcext:value-type="float">
            <text:p>372</text:p>
          </table:table-cell>
          <table:table-cell office:value-type="string" calcext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 calcext:value-type="float">
            <text:p>372</text:p>
          </table:table-cell>
          <table:table-cell office:value-type="string" calcext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 calcext:value-type="float">
            <text:p>372</text:p>
          </table:table-cell>
          <table:table-cell table:formula="of:=[.C71]/19" office:value-type="float" office:value="0" calcext:value-type="float">
            <text:p>0</text:p>
          </table:table-cell>
          <table:table-cell table:formula="of:=[.D71]/19" office:value-type="float" office:value="0" calcext:value-type="float">
            <text:p>0</text:p>
          </table:table-cell>
          <table:table-cell table:formula="of:=[.E71]/21" office:value-type="float" office:value="0" calcext:value-type="float">
            <text:p>0</text:p>
          </table:table-cell>
          <table:table-cell table:style-name="ce3" table:formula="of:=[.F71]/19" office:value-type="float" office:value="0" calcext:value-type="float">
            <text:p>0</text:p>
          </table:table-cell>
          <table:table-cell/>
          <table:table-cell table:formula="of:=SUM([.B100:.F100])" office:value-type="float" office:value="372" calcext:value-type="float">
            <text:p>372</text:p>
          </table:table-cell>
          <table:table-cell table:style-name="Default" office:value-type="string" calcext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9300" calcext:value-type="float">
            <text:p>9300</text:p>
          </table:table-cell>
          <table:table-cell table:style-name="ce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21:12:38.416510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13T21:25:44.929663450</dc:date>
    <meta:editing-duration>P7DT18H3M22S</meta:editing-duration>
    <meta:editing-cycles>2610</meta:editing-cycles>
    <meta:generator>LibreOffice/4.2.6.3$Linux_X86_64 LibreOffice_project/420m0$Build-3</meta:generator>
    <meta:document-statistic meta:table-count="15" meta:cell-count="6583" meta:object-count="0"/>
  </office:meta>
</office:document-meta>
</file>